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 style:list-style-name="L10">
      <style:text-properties fo:font-weight="normal" style:font-weight-asian="normal" style:font-weight-complex="normal"/>
    </style:style>
    <style:style style:name="P13" style:family="paragraph" style:parent-style-name="Standard" style:list-style-name="L11">
      <style:text-properties fo:font-weight="normal" style:font-weight-asian="normal" style:font-weight-complex="normal"/>
    </style:style>
    <style:style style:name="P14" style:family="paragraph" style:parent-style-name="Standard" style:list-style-name="L12">
      <style:text-properties fo:font-weight="normal" style:font-weight-asian="normal" style:font-weight-complex="normal"/>
    </style:style>
    <style:style style:name="P15" style:family="paragraph" style:parent-style-name="Standard" style:list-style-name="L13">
      <style:text-properties fo:font-weight="normal" style:font-weight-asian="normal" style:font-weight-complex="normal"/>
    </style:style>
    <style:style style:name="P16" style:family="paragraph" style:parent-style-name="Standard" style:list-style-name="L14">
      <style:text-properties fo:font-weight="normal" style:font-weight-asian="normal" style:font-weight-complex="normal"/>
    </style:style>
    <style:style style:name="P17" style:family="paragraph" style:parent-style-name="Standard" style:list-style-name="L15">
      <style:text-properties fo:font-weight="normal" style:font-weight-asian="normal" style:font-weight-complex="normal"/>
    </style:style>
    <style:style style:name="P18" style:family="paragraph" style:parent-style-name="Standard" style:list-style-name="L16">
      <style:text-properties fo:font-weight="normal" style:font-weight-asian="normal" style:font-weight-complex="normal"/>
    </style:style>
    <style:style style:name="P19" style:family="paragraph" style:parent-style-name="Standard" style:list-style-name="L17">
      <style:text-properties fo:font-weight="normal" style:font-weight-asian="normal" style:font-weight-complex="normal"/>
    </style:style>
    <style:style style:name="P20" style:family="paragraph" style:parent-style-name="Standard" style:list-style-name="L18">
      <style:text-properties fo:font-weight="normal" style:font-weight-asian="normal" style:font-weight-complex="normal"/>
    </style:style>
    <style:style style:name="P21" style:family="paragraph" style:parent-style-name="Standard" style:list-style-name="L19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L19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grüßungsscreen</text:p>
      <text:p text:style-name="Standard"/>
      <text:p text:style-name="P1">Startbildschirm</text:p>
      <text:list xml:id="list8924985474470866848" text:style-name="L1">
        <text:list-item>
          <text:p text:style-name="P3">Login Button</text:p>
        </text:list-item>
      </text:list>
      <text:list xml:id="list6563948728750927516" text:style-name="L2">
        <text:list-item>
          <text:list>
            <text:list-item>
              <text:p text:style-name="P4">Texteingabefelder für Daten (Benutzername, Passwort)</text:p>
            </text:list-item>
            <text:list-item>
              <text:p text:style-name="P4">Login Button (zum Einloggen)</text:p>
            </text:list-item>
          </text:list>
        </text:list-item>
      </text:list>
      <text:list xml:id="list3847554691136623182" text:style-name="L3">
        <text:list-item>
          <text:list>
            <text:list-item>
              <text:p text:style-name="P5">in Datenbank gucken ob Kombination existiert, ...</text:p>
              <text:list>
                <text:list-item>
                  <text:p text:style-name="P5">wenn ja, dann success = 1 &amp; player_id -&gt; Login erfolgreich</text:p>
                  <text:list>
                    <text:list-item>
                      <text:p text:style-name="P5">player_id für weitere Benutzung speichern</text:p>
                    </text:list-item>
                  </text:list>
                </text:list-item>
                <text:list-item>
                  <text:p text:style-name="P5">wenn nein, dann success = 0 -&gt; erneuter Versuch (unendlich Versuche)</text:p>
                </text:list-item>
              </text:list>
            </text:list-item>
          </text:list>
        </text:list-item>
      </text:list>
      <text:list xml:id="list36553130" text:continue-list="list8924985474470866848" text:style-name="L1">
        <text:list-item>
          <text:p text:style-name="P3">Registrierung Button</text:p>
        </text:list-item>
      </text:list>
      <text:list xml:id="list1522041483162530829" text:style-name="L4">
        <text:list-item>
          <text:p text:style-name="P6">Texteingabefelder für Daten (im Spiel angezeigter Name, Benutzername, Passwort, Passwort bestätigen, Bild(optional))</text:p>
        </text:list-item>
        <text:list-item>
          <text:p text:style-name="P6">Button zum Registrieren</text:p>
        </text:list-item>
      </text:list>
      <text:list xml:id="list1335886445393002603" text:style-name="L5">
        <text:list-item>
          <text:list>
            <text:list-item>
              <text:p text:style-name="P7">in Datenbank gucken, ob Benutzernme bereits existiert</text:p>
              <text:list>
                <text:list-item>
                  <text:p text:style-name="P7">wenn ja, neuer Versuch</text:p>
                </text:list-item>
                <text:list-item>
                  <text:p text:style-name="P7">wenn nein, neuen Spieler in DB einfügen</text:p>
                  <text:list>
                    <text:list-item>
                      <text:p text:style-name="P7">player_id für weitere Benutzung speichern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1">Menü</text:p>
      <text:list xml:id="list7453105261361149821" text:style-name="L6">
        <text:list-item>
          <text:p text:style-name="P8">Spiel starten Button </text:p>
        </text:list-item>
      </text:list>
      <text:list xml:id="list3820756327211407946" text:style-name="L7">
        <text:list-item>
          <text:list>
            <text:list-item>
              <text:p text:style-name="P9">Spieleinstellungen</text:p>
            </text:list-item>
          </text:list>
        </text:list-item>
      </text:list>
      <text:list xml:id="list3161967604266760927" text:style-name="L8">
        <text:list-item>
          <text:list>
            <text:list-item>
              <text:list>
                <text:list-item>
                  <text:list>
                    <text:list-item>
                      <text:p text:style-name="P10">Anzahl Spieler auswählen </text:p>
                      <text:list>
                        <text:list-item>
                          <text:p text:style-name="P10">Anzahl Wölfe &amp; Dorfbewohner berechnet sich automatisch</text:p>
                        </text:list-item>
                      </text:list>
                    </text:list-item>
                    <text:list-item>
                      <text:p text:style-name="P10">optional: Anzahl Wölfe manuell wählen</text:p>
                      <text:list>
                        <text:list-item>
                          <text:p text:style-name="P10">automatische Anpassung der Dorfbewohner</text:p>
                        </text:list-item>
                      </text:list>
                    </text:list-item>
                    <text:list-item>
                      <text:p text:style-name="P10">optional: Sonderrollen <text:s/>An-&amp;Abwählen</text:p>
                      <text:list>
                        <text:list-item>
                          <text:p text:style-name="P10">Möglichkeit für Info über Rolle<text:tab/></text:p>
                        </text:list-item>
                        <text:list-item>
                          <text:p text:style-name="P10">automatische Anpassung der Dorfbewohner</text:p>
                        </text:list-item>
                      </text:list>
                    </text:list-item>
                    <text:list-item>
                      <text:p text:style-name="P10">optional: Zeitgrenze für Tagdauer &amp; Werwolfphase</text:p>
                      <text:list>
                        <text:list-item>
                          <text:p text:style-name="P10">2 globale Variablen für ausgewählte Zeitdau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546749" text:continue-list="list3820756327211407946" text:style-name="L7">
        <text:list-item>
          <text:list>
            <text:list-item>
              <text:p text:style-name="P9">Button: Spiel starten</text:p>
            </text:list-item>
          </text:list>
        </text:list-item>
      </text:list>
      <text:list xml:id="list36559328" text:continue-list="list7453105261361149821" text:style-name="L6">
        <text:list-item>
          <text:list>
            <text:list-item>
              <text:list>
                <text:list-item>
                  <text:list>
                    <text:list-item>
                      <text:p text:style-name="P8">neues Spiel in DB einfügen</text:p>
                      <text:list>
                        <text:list-item>
                          <text:p text:style-name="P8">Datenbank nach nächster freier game_id fragen</text:p>
                        </text:list-item>
                        <text:list-item>
                          <text:p text:style-name="P8">Spiel in GameTabelle eintragen &amp; Spiel und Spieler in Player_GameTabelle entragen</text:p>
                        </text:list-item>
                        <text:list-item>
                          <text:p text:style-name="P8">ausgewählte Rollen zufällig in player_gameTabelle eintragen</text:p>
                        </text:list-item>
                        <text:list-item>
                          <text:p text:style-name="P8">durch player:id game_id ermitteln und diese für andere Spieler in QR-Code verwandeln</text:p>
                        </text:list-item>
                      </text:list>
                    </text:list-item>
                    <text:list-item>
                      <text:p text:style-name="P8">zu Activity QR-Code angezeigen (Mit Anzeige bereits beigetreten)</text:p>
                    </text:list-item>
                    <text:list-item>
                      <text:p text:style-name="P8">wenn alle beigetreten -&gt; zum Rollen-Bildschirm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36539860" text:continue-numbering="true" text:style-name="L6">
        <text:list-item>
          <text:p text:style-name="P8">Spiel beitreten Button </text:p>
          <text:list>
            <text:list-item>
              <text:p text:style-name="P8">QR-Code Scannen</text:p>
              <text:list>
                <text:list-item>
                  <text:p text:style-name="P8">game_id global speichern</text:p>
                </text:list-item>
                <text:list-item>
                  <text:p text:style-name="P8">Spieler in player_gameTabelle einfügen</text:p>
                </text:list-item>
                <text:list-item>
                  <text:p text:style-name="P8">Rolle abfragen</text:p>
                </text:list-item>
              </text:list>
            </text:list-item>
            <text:list-item>
              <text:p text:style-name="P8">zum Rollen-Bildschirn</text:p>
            </text:list-item>
          </text:list>
        </text:list-item>
        <text:list-item>
          <text:p text:style-name="P8">Einstellungen Button </text:p>
          <text:list>
            <text:list-item>
              <text:p text:style-name="P8"><text:soft-page-break/>Anzeige-Namen ändern</text:p>
              <text:list>
                <text:list-item>
                  <text:p text:style-name="P8">DB updaten</text:p>
                </text:list-item>
              </text:list>
            </text:list-item>
            <text:list-item>
              <text:p text:style-name="P8">Bild ändern/hinzufügen</text:p>
              <text:list>
                <text:list-item>
                  <text:p text:style-name="P8">DB updaten</text:p>
                </text:list-item>
              </text:list>
            </text:list-item>
            <text:list-item>
              <text:p text:style-name="P8">Account löschen</text:p>
              <text:list>
                <text:list-item>
                  <text:p text:style-name="P8">PopUp 'Sicher?; Schade'</text:p>
                </text:list-item>
                <text:list-item>
                  <text:p text:style-name="P8">Spieler aus playerTabelle (DB) löschen </text:p>
                </text:list-item>
                <text:list-item>
                  <text:p text:style-name="P8">zurück zu Begrüßungsscreen oder Startbildschirm ?</text:p>
                </text:list-item>
              </text:list>
            </text:list-item>
          </text:list>
        </text:list-item>
        <text:list-item>
          <text:p text:style-name="P8">Spielregeln Button</text:p>
          <text:list>
            <text:list-item>
              <text:p text:style-name="P8">Spiel erklären </text:p>
            </text:list-item>
          </text:list>
        </text:list-item>
        <text:list-item>
          <text:p text:style-name="P8">Logout Button </text:p>
        </text:list-item>
      </text:list>
      <text:list xml:id="list1834955841416184328" text:style-name="L9">
        <text:list-item>
          <text:p text:style-name="P11">globale player_id zurücksetzen</text:p>
        </text:list-item>
        <text:list-item>
          <text:p text:style-name="P11">zum Startbildschirm oder Begrüßungsscreen zurückkehren </text:p>
        </text:list-item>
      </text:list>
      <text:p text:style-name="P1"/>
      <text:p text:style-name="P1">Rollenbildschirm</text:p>
      <text:list xml:id="list7618387130071021648" text:style-name="L10">
        <text:list-item>
          <text:p text:style-name="P12">Button? Für Anzeige der Rolle + Erklärung</text:p>
        </text:list-item>
        <text:list-item>
          <text:p text:style-name="P12">"bereit"-Button -&gt; PopUp-Info (Warte auf Spieler.... 5/13 beigetreten) </text:p>
          <text:list>
            <text:list-item>
              <text:p text:style-name="P12">"bereit"-Eintrag in DB </text:p>
            </text:list-item>
          </text:list>
        </text:list-item>
      </text:list>
      <text:list xml:id="list7634034511388515975" text:style-name="L11">
        <text:list-item>
          <text:list>
            <text:list-item>
              <text:list>
                <text:list-item>
                  <text:p text:style-name="P13">Variante: Spalte in gameTabelle deren int Wert hochgezählt wird &amp; mit Anzahl der Spieler des Spiels verglichen wird</text:p>
                </text:list-item>
                <text:list-item>
                  <text:p text:style-name="P13">Variante: Spalte als bool in player_game -&gt; weiter wenn bei allen true</text:p>
                </text:list-item>
              </text:list>
            </text:list-item>
          </text:list>
        </text:list-item>
      </text:list>
      <text:p text:style-name="P2"/>
      <text:p text:style-name="P1">Spiel</text:p>
      <text:list xml:id="list8108288367684586524" text:style-name="L12">
        <text:list-item>
          <text:p text:style-name="P14">Game_Activity</text:p>
          <text:list>
            <text:list-item>
              <text:p text:style-name="P14">Spielerbuttons:</text:p>
              <text:list>
                <text:list-item>
                  <text:p text:style-name="P14">erstellen</text:p>
                </text:list-item>
                <text:list-item>
                  <text:p text:style-name="P14">anzeigen</text:p>
                </text:list-item>
                <text:list-item>
                  <text:p text:style-name="P14">mit Name, Bild und player_game_id (Button_Id) versehen</text:p>
                </text:list-item>
                <text:list-item>
                  <text:p text:style-name="P14">Interaktion regeln</text:p>
                </text:list-item>
              </text:list>
            </text:list-item>
            <text:list-item>
              <text:p text:style-name="P14">regelt Phasendurchlauf (Phase = Klasse)</text:p>
              <text:list>
                <text:list-item>
                  <text:p text:style-name="P14">Phasenarray erstellen (welche Phasen sind im Spiel)</text:p>
                </text:list-item>
              </text:list>
            </text:list-item>
          </text:list>
        </text:list-item>
      </text:list>
      <text:list xml:id="list3760825927809847779" text:style-name="L13">
        <text:list-item>
          <text:p text:style-name="P15">Dieb </text:p>
          <text:list>
            <text:list-item>
              <text:p text:style-name="P15">PopUp? für Rollenauswahl</text:p>
              <text:list>
                <text:list-item>
                  <text:p text:style-name="P15">Dorfbewohner bleiben oder eine der beiden übrig gebliebenen Karten auswählen</text:p>
                </text:list-item>
                <text:list-item>
                  <text:p text:style-name="P15">Rolle anpassen (DB updaten)</text:p>
                </text:list-item>
                <text:list-item>
                  <text:p text:style-name="P15">Phasenarray anpassen</text:p>
                  <text:list>
                    <text:list-item>
                      <text:p text:style-name="P15">Dieb löschen</text:p>
                    </text:list-item>
                    <text:list-item>
                      <text:p text:style-name="P15">wenn nötig übrig gebliebene Sonderrolle aus Phasenarray lösch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Amor </text:p>
          <text:list>
            <text:list-item>
              <text:p text:style-name="P15">Snackbar? 'Wähle das Liebespaar'</text:p>
            </text:list-item>
            <text:list-item>
              <text:p text:style-name="P15">Bestätigungsbutton, der sichtbar wird, wenn 2 ausgewählt wurden</text:p>
            </text:list-item>
            <text:list-item>
              <text:p text:style-name="P15">DB updaten &amp; Amor aus Phasenarray löschen</text:p>
            </text:list-item>
          </text:list>
        </text:list-item>
        <text:list-item>
          <text:p text:style-name="P15">Werwölfe </text:p>
          <text:list>
            <text:list-item>
              <text:list>
                <text:list-item>
                  <text:p text:style-name="P15">victimWer == NULL</text:p>
                </text:list-item>
              </text:list>
            </text:list-item>
          </text:list>
        </text:list-item>
      </text:list>
      <text:list xml:id="list7491006425950488054" text:style-name="L14">
        <text:list-item>
          <text:list>
            <text:list-item>
              <text:p text:style-name="P16">mit Zeitbegrenzung:</text:p>
            </text:list-item>
          </text:list>
        </text:list-item>
      </text:list>
      <text:list xml:id="list2143552510512002640" text:style-name="L15">
        <text:list-item>
          <text:list>
            <text:list-item>
              <text:list>
                <text:list-item>
                  <text:p text:style-name="P17">Countdown anzeigen</text:p>
                </text:list-item>
                <text:list-item>
                  <text:p text:style-name="P17">Snackbar? 'wählt euer Opfer' + ausführlichere Erklärung in der ersten Nacht</text:p>
                </text:list-item>
                <text:list-item>
                  <text:p text:style-name="P17">nur ein SpielerButton von allen anwählbar (alle Wölfe sehen das) -&gt; </text:p>
                  <text:list>
                    <text:list-item>
                      <text:p text:style-name="P17">wenn sich alle einig sind -&gt; Bestätigungsbutton (Abbruch vor Ablauf des <text:soft-page-break/>Countdowns) </text:p>
                    </text:list-item>
                    <text:list-item>
                      <text:p text:style-name="P17">Abbruch durch Countdown -&gt; aktuell ausgewählter wird getötet (wenn niemand ausgewählt wurde, wird 10s vor Ablauf automatisch jemand zufällig von der App bestimmt - &gt; wölfe können noch schnell umwählen, aber nicht abwählen!!!)</text:p>
                    </text:list-item>
                  </text:list>
                </text:list-item>
              </text:list>
            </text:list-item>
          </text:list>
        </text:list-item>
      </text:list>
      <text:list xml:id="list36564122" text:continue-list="list7491006425950488054" text:style-name="L14">
        <text:list-item>
          <text:list>
            <text:list-item>
              <text:p text:style-name="P16">ohne Zeitbegrenzung:</text:p>
            </text:list-item>
          </text:list>
        </text:list-item>
      </text:list>
      <text:list xml:id="list839986158047048321" text:style-name="L16">
        <text:list-item>
          <text:list>
            <text:list-item>
              <text:list>
                <text:list-item>
                  <text:p text:style-name="P18">Snackbar? 'wählt euer Opfer' + ausführlichere Erklärung in der ersten Nacht</text:p>
                </text:list-item>
                <text:list-item>
                  <text:p text:style-name="P18">nur ein SpielerButton anwählbar (alle Wölfe sehen das) -&gt; </text:p>
                  <text:list>
                    <text:list-item>
                      <text:p text:style-name="P18">wenn sich alle einig sind -&gt; Bestätigungsbutton 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36548204" text:continue-numbering="true" text:style-name="L16">
        <text:list-item>
          <text:p text:style-name="P18">Seherin </text:p>
          <text:list>
            <text:list-item>
              <text:p text:style-name="P18">wenn tot: Audio + automatisch nach x Sekunden weiter</text:p>
            </text:list-item>
            <text:list-item>
              <text:p text:style-name="P18">Snackbar? 'wessen Identität möchtest du erfahren?'</text:p>
            </text:list-item>
            <text:list-item>
              <text:p text:style-name="P18">Spieler auswählen -&gt; PopUp mit Identität -&gt; OK Button</text:p>
            </text:list-item>
            <text:list-item>
              <text:p text:style-name="P18">DB-Abfrage: wenn Werwolf, dann "böse" zurück; sonst "gut"</text:p>
            </text:list-item>
          </text:list>
        </text:list-item>
      </text:list>
      <text:p text:style-name="P2"/>
      <text:list xml:id="list36545736" text:continue-numbering="true" text:style-name="L16">
        <text:list-item>
          <text:p text:style-name="P18">Hexe </text:p>
          <text:list>
            <text:list-item>
              <text:p text:style-name="P18">DB: victimHex == NULL</text:p>
            </text:list-item>
            <text:list-item>
              <text:p text:style-name="P18">DB-Abfrage: verfügbare Tränke, Opfer</text:p>
            </text:list-item>
            <text:list-item>
              <text:p text:style-name="P18">wenn Hexe tot: Audio + automatisch nach x Sekunden weiter</text:p>
            </text:list-item>
            <text:list-item>
              <text:p text:style-name="P18">wenn nicht verfügbar:</text:p>
              <text:list>
                <text:list-item>
                  <text:p text:style-name="P18">PopUp 'du hast alles verbraucht'</text:p>
                </text:list-item>
              </text:list>
            </text:list-item>
            <text:list-item>
              <text:p text:style-name="P18">wenn verfügbar:</text:p>
            </text:list-item>
          </text:list>
        </text:list-item>
      </text:list>
      <text:list xml:id="list347923425793099571" text:style-name="L17">
        <text:list-item>
          <text:list>
            <text:list-item>
              <text:list>
                <text:list-item>
                  <text:p text:style-name="P19">Heiltrank: </text:p>
                </text:list-item>
              </text:list>
            </text:list-item>
          </text:list>
        </text:list-item>
      </text:list>
      <text:list xml:id="list36555704" text:continue-list="list36545736" text:style-name="L16">
        <text:list-item>
          <text:list>
            <text:list-item>
              <text:list>
                <text:list-item>
                  <text:p text:style-name="P18">PopUp mit Opfer &amp; 'Möchtes du das Opfer retten?'</text:p>
                </text:list-item>
                <text:list-item>
                  <text:p text:style-name="P18">wenn ja: DB update -&gt; victimWer == NULL; heal == 1</text:p>
                </text:list-item>
                <text:list-item>
                  <text:p text:style-name="P18">wenn nein: weiter</text:p>
                </text:list-item>
              </text:list>
            </text:list-item>
          </text:list>
        </text:list-item>
      </text:list>
      <text:list xml:id="list2300071580467202316" text:style-name="L18">
        <text:list-item>
          <text:list>
            <text:list-item>
              <text:list>
                <text:list-header>
                  <text:p text:style-name="P20">2. Gifttrank:</text:p>
                </text:list-header>
              </text:list>
            </text:list-item>
          </text:list>
        </text:list-item>
      </text:list>
      <text:list xml:id="list36552863" text:continue-list="list36555704" text:style-name="L16">
        <text:list-item>
          <text:list>
            <text:list-item>
              <text:list>
                <text:list-item>
                  <text:p text:style-name="P18">PopUp 'Möchtest du Trank verwenden?'</text:p>
                </text:list-item>
                <text:list-item>
                  <text:p text:style-name="P18">wenn ja: DB update -&gt; victimHex == Auswahl; poison == 1</text:p>
                </text:list-item>
                <text:list-item>
                  <text:p text:style-name="P18">wennn nein: weiter</text:p>
                </text:list-item>
              </text:list>
            </text:list-item>
          </text:list>
        </text:list-item>
        <text:list-item>
          <text:p text:style-name="P18">Tag </text:p>
          <text:list>
            <text:list-item>
              <text:p text:style-name="P18">DB-Abfrage: victimWer, VictimHex, Lover betroffen?</text:p>
            </text:list-item>
            <text:list-item>
              <text:p text:style-name="P18">DB-Update: alive der Opfer von der Nacht</text:p>
            </text:list-item>
            <text:list-item>
              <text:p text:style-name="P18">PopUp: Opfer ankündigen</text:p>
            </text:list-item>
            <text:list-item>
              <text:p text:style-name="P18">Snackbar? 'Diskutiert und wählt ein Opfer'</text:p>
            </text:list-item>
            <text:list-item>
              <text:p text:style-name="P18">mit Zeit:</text:p>
              <text:list>
                <text:list-item>
                  <text:p text:style-name="P18">x min(siehe Spieleinstellungen) für Nominierung (wird angezeigt) oder weniger, wenn alle einig (Abbruch-Button -&gt; von allen gedrückt)</text:p>
                </text:list-item>
                <text:list-item>
                  <text:p text:style-name="P18">jeder kann nur einen nominieren, Umentscheidung möglich</text:p>
                </text:list-item>
                <text:list-item>
                  <text:p text:style-name="P18">danach Abstimmung unter den 3 mit den meisten Stimmen; </text:p>
                  <text:list>
                    <text:list-item>
                      <text:p text:style-name="P18">5? sek Vorbereitung 'stimmt jetzt ab!'</text:p>
                    </text:list-item>
                    <text:list-item>
                      <text:p text:style-name="P18">5? sek zum Abstimmen</text:p>
                    </text:list-item>
                    <text:list-item>
                      <text:p text:style-name="P18">wer zu langsam ist hat sich enthalten</text:p>
                    </text:list-item>
                    <text:list-item>
                      <text:p text:style-name="P18">bei Stimmgleichheit: beim ersten mal Stichwahl, danach Zufall ODER beide sterben?</text:p>
                    </text:list-item>
                  </text:list>
                </text:list-item>
              </text:list>
            </text:list-item>
            <text:list-item>
              <text:p text:style-name="P18">ohne Zeit:</text:p>
              <text:list>
                <text:list-item>
                  <text:p text:style-name="P18">Nominierung -&gt; wenn alle einig (Abbruch-Button -&gt; von 90%? gedrückt -&gt; danach noch 5min? für Nominierung)</text:p>
                </text:list-item>
                <text:list-item>
                  <text:p text:style-name="P18"><text:soft-page-break/>jeder kann nur einen nominieren, Umentscheidung möglich</text:p>
                </text:list-item>
                <text:list-item>
                  <text:p text:style-name="P18">danach Abstimmung unter den 3 mit den meisten Stimmen; </text:p>
                  <text:list>
                    <text:list-item>
                      <text:p text:style-name="P18">5? sek Vorbereitung 'stimmt jetzt ab!'</text:p>
                    </text:list-item>
                    <text:list-item>
                      <text:p text:style-name="P18">5? sek zum Abstimmen</text:p>
                    </text:list-item>
                    <text:list-item>
                      <text:p text:style-name="P18">wer zu langsam ist hat sich enthalten</text:p>
                    </text:list-item>
                    <text:list-item>
                      <text:p text:style-name="P18">bei Stimmgleichheit: beim ersten mal Stichwahl, danach Zufall ODER beide sterben?</text:p>
                    </text:list-item>
                  </text:list>
                </text:list-item>
              </text:list>
            </text:list-item>
            <text:list-item>
              <text:p text:style-name="P18">DB-Update: alive vom Opfer; Abstimmungstabelle zurücksetzen</text:p>
            </text:list-item>
            <text:list-item>
              <text:p text:style-name="P18">PopUp: Opfer anzeigen + "gut/böse" -&gt; weiter mit OK-Button (alle drücken)</text:p>
            </text:list-item>
          </text:list>
        </text:list-item>
      </text:list>
      <text:p text:style-name="P2"/>
      <text:p text:style-name="P1">Spielende</text:p>
      <text:list xml:id="list944373405670361422" text:style-name="L19">
        <text:list-item>
          <text:p text:style-name="P21">wenn Abbruchbedingung erreicht zu Spielende</text:p>
        </text:list-item>
        <text:list-item>
          <text:p text:style-name="P22">evtl. Spielinfo: Rollenverteilung, Anzahl Runden, Anzahl Opfer, ....</text:p>
        </text:list-item>
        <text:list-item>
          <text:p text:style-name="P22">Spiel verlassen-Button -&gt; zurück zum Menü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35M33S</meta:editing-duration>
    <meta:editing-cycles>6</meta:editing-cycles>
    <meta:generator>OpenOffice/4.1.1$Win32 OpenOffice.org_project/411m6$Build-9775</meta:generator>
    <dc:date>2016-09-09T16:37:41.57</dc:date>
    <meta:document-statistic meta:table-count="0" meta:image-count="0" meta:object-count="0" meta:page-count="4" meta:paragraph-count="141" meta:word-count="902" meta:character-count="5666"/>
    <meta:user-defined meta:name="Info 1"/>
    <meta:user-defined meta:name="Info 2"/>
    <meta:user-defined meta:name="Info 3"/>
    <meta:user-defined meta:name="Info 4"/>
  </office:meta>
</office:document-meta>
</file>